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09fd96" officeooo:paragraph-rsid="0009fd96" style:font-size-asian="25pt" style:font-size-complex="25pt"/>
    </style:style>
    <style:style style:name="P2" style:family="paragraph" style:parent-style-name="Standard">
      <style:paragraph-properties fo:text-align="start" style:justify-single-word="false"/>
      <style:text-properties fo:font-size="12pt" officeooo:rsid="0009fd96" officeooo:paragraph-rsid="0009fd96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0c1525" officeooo:paragraph-rsid="000c1525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29173" officeooo:paragraph-rsid="00129173" style:font-size-asian="10.5pt" style:font-size-complex="12pt"/>
    </style:style>
    <style:style style:name="T1" style:family="text">
      <style:text-properties officeooo:rsid="000bdf61"/>
    </style:style>
    <style:style style:name="T2" style:family="text">
      <style:text-properties officeooo:rsid="000c4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YBOOK</text:p>
      <text:p text:style-name="P1"/>
      <text:p text:style-name="P2"/>
      <text:p text:style-name="P2">A játékmenet egy szigeten zajlik. A szigetek a pályák, ezek elvileg az “univerzumban” egymáshoz viszonylag közel helyezkednek el, kb mint egy szigetcsoport. <text:span text:style-name="T1">A végső terv szerint 5 ilyen pálya lesz, <text:s text:c="2"/>és ezek az égre nézve láthatóak lesznek majd. <text:s/>A sztori szerint a karakterek mind meghaltak már, és valami olyan bűnt követtek el, amiért ebbe a pokol szerű planétahalmazba kerültek.</text:span></text:p>
      <text:p text:style-name="P2"/>
      <text:p text:style-name="P3">A játékosok <text:span text:style-name="T2">végső célja feljutni a szállítóra, ami az egyik csapat random kiválasztott spawn helye. A játékmenet randomizálása végett a pályák nem szimmetrikusak teljesen. Ahhoz, hogy azt a valamit elvigyék pályától függő objective-et kell csinálni a map közepén általában. Itt különböző extra buffokra tehetnek szert, amiket egymást megölve meg is szerezhetnek. </text:span></text:p>
      <text:p text:style-name="P3"/>
      <text:p text:style-name="P4">A játékosoknak energiájuk van, amit tudnak TÖLTENI, illetve random potionok is lesznek a pályá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6T21:50:42.643320546</meta:creation-date>
    <dc:date>2018-12-26T22:36:29.384347445</dc:date>
    <meta:editing-duration>PT25M37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25" meta:character-count="850" meta:non-whitespace-character-count="724"/>
  </office:meta>
</office:document-meta>
</file>